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you can define variable and its value</text:p>
      <text:p text:style-name="Preformatted_20_Text"/>
      <text:p text:style-name="Preformatted_20_Text">ex_var = 5</text:p>
      <text:p text:style-name="Preformatted_20_Text"/>
      <text:p text:style-name="Preformatted_20_Text">when you print this ex_var value for output it will give output 5</text:p>
      <text:p text:style-name="Preformatted_20_Text"/>
      <text:p text:style-name="Preformatted_20_Text">when you defined this variable again with different value </text:p>
      <text:p text:style-name="Preformatted_20_Text"/>
      <text:p text:style-name="Preformatted_20_Text">ex_var = 7</text:p>
      <text:p text:style-name="Preformatted_20_Text"/>
      <text:p text:style-name="Preformatted_20_Text">it means, you assign a variable </text:p>
      <text:p text:style-name="Preformatted_20_Text">so it will give you a new value &amp; overwrite old value which is 5</text:p>
      <text:p text:style-name="Preformatted_20_Text"/>
      <text:p text:style-name="Preformatted_20_Text">output will 7 -- new value</text:p>
      <text:p text:style-name="Preformatted_20_Text"/>
      <text:p text:style-name="Preformatted_20_Text"># variabel Naming Rules</text:p>
      <text:p text:style-name="Preformatted_20_Text"/>
      <text:p text:style-name="Preformatted_20_Text">-- NumberWithString </text:p>
      <text:p text:style-name="Preformatted_20_Text"><text:s text:c="3"/>4callingbirds\</text:p>
      <text:p text:style-name="Preformatted_20_Text"/>
      <text:p text:style-name="Preformatted_20_Text">-- variable with spece</text:p>
      <text:p text:style-name="Preformatted_20_Text"><text:s text:c="3"/>not okay</text:p>
      <text:p text:style-name="Preformatted_20_Text"/>
      <text:p text:style-name="Preformatted_20_Text">-- $, ., ?, string</text:p>
      <text:p text:style-name="Preformatted_20_Text"><text:s text:c="3"/>$please.avoid!?</text:p>
      <text:p text:style-name="Preformatted_20_Text"/>
      <text:p text:style-name="Preformatted_20_Text">-- camelCase</text:p>
      <text:p text:style-name="Preformatted_20_Text"><text:s text:c="3"/>newVars</text:p>
      <text:p text:style-name="Preformatted_20_Text"/>
      <text:p text:style-name="Preformatted_20_Text">-- split variable by _</text:p>
      <text:p text:style-name="Preformatted_20_Text"><text:s text:c="3"/>snake_case_variable</text:p>
      <text:p text:style-name="Preformatted_20_Text"/>
      <text:p text:style-name="Preformatted_20_Text">-- NumberStringUpper/loweCaseString</text:p>
      <text:p text:style-name="Preformatted_20_Text"><text:s text:c="3"/>numb3rsOk4yAfter1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21" meta:word-count="93" meta:character-count="554" meta:non-whitespace-character-count="461"/>
    <meta:generator>LibreOffice/6.4.7.2$Linux_X86_64 LibreOffice_project/40$Build-2</meta:generator>
  </office:meta>
</office:document-meta>
</file>